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fo:font-size="10pt" officeooo:rsid="001ac32c" officeooo:paragraph-rsid="001ac32c" style:font-size-asian="10pt" style:font-size-complex="10pt"/>
    </style:style>
    <style:style style:name="P2" style:family="paragraph" style:parent-style-name="Standard">
      <style:paragraph-properties fo:text-align="justify" style:justify-single-word="false"/>
      <style:text-properties style:font-name="Ubuntu1" fo:font-size="11pt" officeooo:rsid="001ac32c" officeooo:paragraph-rsid="001ac32c" style:font-size-asian="11pt" style:font-size-complex="11pt"/>
    </style:style>
    <style:style style:name="P3" style:family="paragraph" style:parent-style-name="Standard">
      <style:paragraph-properties fo:text-align="justify" style:justify-single-word="false"/>
      <style:text-properties style:font-name="Ubuntu1" fo:font-size="11pt" officeooo:rsid="001c87d4" officeooo:paragraph-rsid="001e41f3" style:font-size-asian="11pt" style:font-size-complex="11pt"/>
    </style:style>
    <style:style style:name="P4" style:family="paragraph" style:parent-style-name="Standard">
      <style:paragraph-properties fo:text-align="justify" style:justify-single-word="false"/>
      <style:text-properties style:font-name="Ubuntu1" fo:font-size="11pt" officeooo:rsid="002053cc" officeooo:paragraph-rsid="002053cc" style:font-size-asian="11pt" style:font-size-complex="11pt"/>
    </style:style>
    <style:style style:name="P5" style:family="paragraph" style:parent-style-name="Standard">
      <style:paragraph-properties fo:text-align="justify" style:justify-single-word="false"/>
      <style:text-properties style:font-name="Ubuntu1" fo:font-size="11pt" officeooo:rsid="0028be2b" officeooo:paragraph-rsid="0028be2b" style:font-size-asian="11pt" style:font-size-complex="11pt"/>
    </style:style>
    <style:style style:name="P6" style:family="paragraph" style:parent-style-name="Standard">
      <style:paragraph-properties fo:text-align="justify" style:justify-single-word="false"/>
      <style:text-properties style:font-name="Ubuntu1" fo:font-size="16pt" fo:font-weight="bold" officeooo:rsid="002fb04d" officeooo:paragraph-rsid="002fb04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1ac32c" officeooo:paragraph-rsid="001ac32c" style:text-blinking="false" fo:background-color="transparent" style:font-size-asian="11pt" style:font-size-complex="11pt"/>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1c87d4" officeooo:paragraph-rsid="001e41f3" style:text-blinking="false" fo:background-color="transparent" style:font-size-asian="11pt" style:font-size-complex="11pt"/>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28be2b" officeooo:paragraph-rsid="0028be2b" style:text-blinking="false" fo:background-color="transparent" style:font-size-asian="11pt" style:font-size-complex="11pt"/>
    </style:style>
    <style:style style:name="P10"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318ed5" officeooo:paragraph-rsid="00318ed5" style:text-blinking="false" fo:background-color="transparent" style:font-size-asian="11pt" style:font-size-complex="11pt"/>
    </style:style>
    <style:style style:name="P11"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339772" officeooo:paragraph-rsid="00339772" style:text-blinking="false" fo:background-color="transparent" style:font-size-asian="11pt" style:font-size-complex="11pt"/>
    </style:style>
    <style:style style:name="P12" style:family="paragraph" style:parent-style-name="Standard">
      <style:paragraph-properties fo:text-align="justify" style:justify-single-word="false"/>
      <style:text-properties style:font-name="Ubuntu" fo:font-size="11pt" officeooo:rsid="001e41f3" officeooo:paragraph-rsid="003fb932" style:font-size-asian="11pt" style:font-size-complex="11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3fb932"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3e55e1"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2053cc" style:text-blinking="false" fo:background-color="transparent" loext:char-shading-value="0"/>
    </style:style>
    <style:style style:name="T5" style:family="text">
      <style:text-properties fo:font-variant="normal" fo:text-transform="none" fo:color="#000000" style:text-line-through-style="none" style:text-line-through-type="none" fo:language="en" fo:country="GB" fo:font-style="normal" style:text-underline-style="none" fo:font-weight="normal" officeooo:rsid="003e55e1" style:text-blinking="false" fo:background-color="transparent" loext:char-shading-value="0"/>
    </style:style>
    <style:style style:name="T6" style:family="text">
      <style:text-properties officeooo:rsid="003e55e1"/>
    </style:style>
    <style:style style:name="T7" style:family="text">
      <style:text-properties officeooo:rsid="003fb932"/>
    </style:style>
    <style:style style:name="T8" style:family="text">
      <style:text-properties officeooo:rsid="0040573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mmary</text:p>
      <text:p text:style-name="P1"/>
      <text:p text:style-name="P7"><text:bookmark text:name="docs-internal-guid-a83732f3-8230-2990-1dba-405475bc0e9b"/>All matter we know and see around us is made up of atoms, which consist of negatively charged electrons revolving around a positively charged nucleus. While the electrons are - as far as we currently know - fundamental particles, the nucleus contains protons and neutrons, which are in turn composed of up and down quarks. Similarly to the electrons, these quarks are elementary particles which do not have a substructure. Some heavier particles can be produced as well, for example at particle colliders, but these eventually decay into the lighter fundamental particles. The theoretical framework that describes all these particles and their interactions is called the Standard Model of Particle Physics.</text:p>
      <text:p text:style-name="P2"/>
      <text:p text:style-name="P8"><text:bookmark text:name="docs-internal-guid-a83732f3-8230-ae19-8067-c03c39ca7102"/>This framework has already predicted many experimental results and has <text:span text:style-name="T6">been tested by</text:span> countless precision measurements so far. While it is an extremely successful theory, multiple unresolved questions and observations cannot be explained by the Standard Model. Gravity, for example, is not incorporated in this model. Moreover, cosmological observations indicate that the known matter described by the Standard Model only contributes 15% of all the matter in the universe. The remaining matter is observed through gravitational interactions, but is not visible in observations <text:span text:style-name="T6">of light </text:span>at any wavelength, implying it is electrically neutral. Only very little is know about this so-called dark matter, and many theoretical models are <text:span text:style-name="T6">exist</text:span> to explain its origin.</text:p>
      <text:p text:style-name="P3"/>
      <text:p text:style-name="P12"><text:bookmark text:name="docs-internal-guid-a83732f3-8231-b14c-26c4-ac6b15db33a1"/><text:span text:style-name="T1">Various searches for dark matter are ongoing, using a multitude of different techniques. Some experiments are looking for dark matter by trying to observe it scattering off ordinary matter, while others look for it </text:span><text:span text:style-name="T2">b</text:span><text:span text:style-name="T1">y </text:span><text:span text:style-name="T2">searching </text:span><text:span text:style-name="T1">for particles or radiation produced in the annihilation of dark matter particles, which is expected to happen in regions with a high dark matter density such as the </text:span><text:span text:style-name="T5">centre</text:span><text:span text:style-name="T3"> of the Milky Way.</text:span><text:span text:style-name="T1"> A third approach consists of producing dark matter particles in high-energy collisions at colliders, and detecting them with particle detectors built around the </text:span><text:span text:style-name="T2">collision</text:span><text:span text:style-name="T1"> point. </text:span><text:bookmark text:name="docs-internal-guid-a83732f3-8232-22f8-f834-2c9fda25e275"/><text:span text:style-name="T4">This thesis covers two dark matter searches performed at the Compact Muon Solenoid (CMS) experiment at the LHC. This particle accelerator is currently the largest in the world, and it provides proton-proton collisions with a record centre-of-mass energy of 13 TeV at a high collision rate. The CMS </text:span><text:span text:style-name="T3">detector</text:span><text:span text:style-name="T4"> is a multi-purpose particle detector, used for various precision measurements of the Standard Model and many searches for new physics.</text:span></text:p>
      <text:p text:style-name="P4"/>
      <text:p text:style-name="P9"><text:span text:style-name="T7">M</text:span>any models assume that <text:span text:style-name="T7">the dark matter particles</text:span> interact weakly <text:span text:style-name="T7">with ordinary matter, </text:span>through a new force, <text:span text:style-name="T7">making it </text:span>possible to produce <text:span text:style-name="T8">them</text:span> in the collision of two Standard Model particles. However, the dark matter particles are expected to leave the detector undetected as they are neutral and weakly interacting. When they are produced in association with other particles, they can however be observed due to an imbalance <text:span text:style-name="T6">of</text:span> energ<text:span text:style-name="T6">ies measured in the detector, called</text:span> missing energy. This technique is used in the first dark matter search described in this thesis, called the monojet analysis, where the missing energy is balanced with one or more jets. <text:span text:style-name="T6">The work in this thesis refined the background prediction and thus increased the sensitivity of the search</text:span>. <text:span text:style-name="T8">N</text:span>o significant excess above the predicted background was observed, setting new, stronger limits on several dark matter models, and excluding a larger part of the available parameter space.</text:p>
      <text:p text:style-name="P5"/>
      <text:p text:style-name="P10"><text:bookmark text:name="docs-internal-guid-a83732f3-8232-d06c-1954-905adfbc0aec"/>As no observation was made in our first analysis, a more unusual model was studied as well. Instead of looking for weakly interacting massive particles, strongly interacting candidates were considered. These dark matter candidates would be produced in pairs through a new <text:span text:style-name="T6">mediating particle, which has a probability to interact with matter that is similar to protons or neutrons</text:span>. <text:span text:style-name="T8">As a result, these particles</text:span> will leave a signal in the detector <text:span text:style-name="T8">that is similar to neutrons, which are electrically neutral as well. The investigated signature is therefore a pair of neutral or so-called tra</text:span>ckless jets, <text:span text:style-name="T8">which </text:span>can efficiently be differentiated from the background <text:span text:style-name="T8">consisting of charged</text:span> jets. The result of this sear<text:span text:style-name="T7">ch is</text:span> compatible with the predicted background, and again a part of parameter space was exclud<text:span text:style-name="T7">ed.</text:span></text:p>
      <text:p text:style-name="P5"/>
      <text:p text:style-name="P11"><text:bookmark text:name="docs-internal-guid-a83732f3-8233-2509-36e9-5dc90b35d13d"/>To conclude, the two searches covered in this thesis are very complementary, as the missing transverse energy signature used in the monojet search can transform into a trackless jets signature when the interaction <text:span text:style-name="T7">probability</text:span> becomes large enough. Although no <text:span text:style-name="T7">sign of new physics</text:span> was observed, these searches help exclude more dark matter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11in" fo:margin-bottom="0.6516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8:18:44.523763567</meta:creation-date>
    <meta:generator>LibreOffice/5.1.6.2$Linux_X86_64 LibreOffice_project/10m0$Build-2</meta:generator>
    <dc:date>2017-11-09T22:44:14.587506462</dc:date>
    <meta:editing-duration>PT37M47S</meta:editing-duration>
    <meta:editing-cycles>11</meta:editing-cycles>
    <meta:document-statistic meta:table-count="0" meta:image-count="0" meta:object-count="0" meta:page-count="1" meta:paragraph-count="7" meta:word-count="719" meta:character-count="4624" meta:non-whitespace-character-count="3912"/>
  </office:meta>
</office:document-meta>
</file>